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color="#000000" fo:font-size="15.5pt" style:font-size-asian="15.5pt" style:font-size-complex="14pt"/>
    </style:style>
    <style:style style:name="P2" style:parent-style-name="Textbody" style:family="paragraph">
      <style:paragraph-properties fo:margin-bottom="0in"/>
    </style:style>
    <style:style style:name="T3" style:parent-style-name="DefaultParagraphFont" style:family="text">
      <style:text-properties fo:color="#000000" fo:font-size="14pt" style:font-size-asian="14pt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font-weight="bold" style:font-weight-asian="bold" fo:color="#000000" fo:font-size="14pt" style:font-size-asian="14pt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 fo:font-size="14pt" style:font-size-asian="14pt"/>
    </style:style>
    <style:style style:name="T8" style:parent-style-name="DefaultParagraphFont" style:family="text">
      <style:text-properties fo:color="#000000" fo:font-size="14pt" style:font-size-asian="14pt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font-weight="bold" style:font-weight-asian="bold" fo:color="#000000" fo:font-size="14pt" style:font-size-asian="14pt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000000" fo:font-size="14pt" style:font-size-asian="14pt"/>
    </style:style>
    <style:style style:name="T16" style:parent-style-name="DefaultParagraphFont" style:family="text">
      <style:text-properties fo:color="#000000" fo:font-size="14pt" style:font-size-asian="14pt"/>
    </style:style>
    <style:style style:name="T17" style:parent-style-name="DefaultParagraphFont" style:family="text">
      <style:text-properties fo:color="#000000" fo:font-size="14pt" style:font-size-asian="14pt"/>
    </style:style>
    <style:style style:name="P18" style:parent-style-name="Textbody" style:family="paragraph">
      <style:paragraph-properties fo:margin-bottom="0in"/>
      <style:text-properties fo:color="#000000" fo:font-size="14pt" style:font-size-asian="14pt"/>
    </style:style>
    <style:style style:name="P19" style:parent-style-name="Textbody" style:family="paragraph">
      <style:paragraph-properties fo:margin-bottom="0in"/>
      <style:text-properties fo:color="#000000" fo:font-size="14pt" style:font-size-asian="14pt"/>
    </style:style>
    <style:style style:name="P20" style:parent-style-name="Textbody" style:family="paragraph">
      <style:paragraph-properties fo:margin-bottom="0in"/>
      <style:text-properties fo:color="#000000" fo:font-size="14pt" style:font-size-asian="14pt"/>
    </style:style>
    <style:style style:name="P21" style:parent-style-name="Textbody" style:family="paragraph">
      <style:paragraph-properties fo:margin-bottom="0in"/>
      <style:text-properties fo:color="#000000" fo:font-size="14pt" style:font-size-asian="14pt"/>
    </style:style>
    <style:style style:name="P22" style:parent-style-name="Textbody" style:family="paragraph">
      <style:paragraph-properties fo:margin-bottom="0in"/>
      <style:text-properties fo:color="#000000" fo:font-size="14pt" style:font-size-asian="14pt"/>
    </style:style>
    <style:style style:name="P23" style:parent-style-name="Textbody" style:family="paragraph">
      <style:paragraph-properties fo:margin-bottom="0in"/>
      <style:text-properties fo:color="#000000" fo:font-size="14pt" style:font-size-asian="14pt"/>
    </style:style>
    <style:style style:name="P24" style:parent-style-name="Textbody" style:family="paragraph">
      <style:paragraph-properties fo:margin-bottom="0in"/>
      <style:text-properties fo:color="#000000" fo:font-size="14pt" style:font-size-asian="14pt"/>
    </style:style>
  </office:automatic-styles>
  <office:body>
    <office:text text:use-soft-page-breaks="true">
      <text:p text:style-name="P1"><text:bookmark-start text:name="docs-internal-guid-7480637e-dd43-7153-b3"/><text:bookmark-end text:name="docs-internal-guid-7480637e-dd43-7153-b3"/>Technologies dans le stade</text:p>
      <text:p text:style-name="Textbody"/>
      <text:p text:style-name="P2"><text:span text:style-name="T3">-Les 2 vannes :</text:span><text:span text:style-name="T4"><text:s/></text:span><text:span text:style-name="T5">omniflots :</text:span><text:span text:style-name="T6"><text:s/></text:span><text:span text:style-name="T7">C</text:span><text:span text:style-name="T8">ette vanne de 7 mètres de large permet d'alimenter la rivière artificielle.</text:span></text:p>
      <text:p text:style-name="P9"><text:span text:style-name="T10"> </text:span><text:span text:style-name="T11"><text:tab/></text:span><text:span text:style-name="T12"><text:tab/><text:s text:c="3"/>   </text:span><text:span text:style-name="T13">stockVide :</text:span><text:span text:style-name="T14"><text:s/></text:span><text:span text:style-name="T15">C</text:span><text:span text:style-name="T16">ette vanne de 20 mètres de<text:s/></text:span><text:span text:style-name="T17">large permet le remplissage rapide de la réserve lorsque la marée est montante.</text:span></text:p>
      <text:p text:style-name="Textbody"/>
      <text:p text:style-name="P18">-Obstacles artificiels : Ces obstacles mobiles sont posés manuellement.</text:p>
      <text:p text:style-name="Textbody"/>
      <text:p text:style-name="P19">-Micro ordinateur industriel : Composé d'une carte VME Motorola LX162 et des modules entrées sorties Industry Pack.</text:p>
      <text:p text:style-name="Textbody"/>
      <text:p text:style-name="P20">-Un terminal X : Il est dédié à l'interface Homme/machine, il possède un serveur Xwindow et deux clients locaux (Telnet+ et navigateur web).</text:p>
      <text:p text:style-name="Textbody"/>
      <text:p text:style-name="P21">-La carte LX162 :<text:s/>Composée d’un noyau temps réel NTR++, une agence réseau TCP/IP et un serveur web embarqué.</text:p>
      <text:p text:style-name="Textbody"/>
      <text:p text:style-name="P22">-Un capteur radar de mesure de niveau d'eau CS476 :<text:s/>Il permet de savoir quel niveau d'eau est présent dans la réserve. Comme les dimensions du bassin sont fixes et connues, nous pouvons déduire grâce à la profondeur de l'eau la quantité présente dans celui-ci.</text:p>
      <text:p text:style-name="Textbody"/>
      <text:p text:style-name="P23">-Une connexion internet : Celle-ci permettra de connaitre les coefficients des marées, de récupérer les inscriptions…</text:p>
      <text:p text:style-name="Textbody"/>
      <text:p text:style-name="P24">-Un débimètre pour mesurer le débit d’eau dans la rivière artificielle.</text:p>
      <text:p text:style-name="Textbody">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ibault Labroue</meta:initial-creator>
    <dc:creator>Thornydre</dc:creator>
    <meta:creation-date>2014-01-29T09:19:00Z</meta:creation-date>
    <dc:date>2014-01-29T10:45:00Z</dc:date>
    <meta:template xlink:href="Normal.dotm" xlink:type="simple"/>
    <meta:editing-cycles>13</meta:editing-cycles>
    <meta:editing-duration>PT3120S</meta:editing-duration>
    <meta:document-statistic meta:page-count="1" meta:paragraph-count="2" meta:word-count="178" meta:character-count="1160" meta:row-count="8" meta:non-whitespace-character-count="984"/>
  </office:meta>
</office:document-meta>
</file>